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1f63d" officeooo:paragraph-rsid="0011f63d"/>
    </style:style>
    <style:style style:name="P2" style:family="paragraph" style:parent-style-name="Standard">
      <style:text-properties officeooo:rsid="0011f63d" officeooo:paragraph-rsid="0013bdc4"/>
    </style:style>
    <style:style style:name="P3" style:family="paragraph" style:parent-style-name="Standard">
      <style:text-properties officeooo:rsid="0011f63d" officeooo:paragraph-rsid="00142924"/>
    </style:style>
    <style:style style:name="P4" style:family="paragraph" style:parent-style-name="Standard">
      <style:text-properties officeooo:rsid="00127e51" officeooo:paragraph-rsid="00127e51"/>
    </style:style>
    <style:style style:name="P5" style:family="paragraph" style:parent-style-name="Standard">
      <style:text-properties officeooo:rsid="00127e51" officeooo:paragraph-rsid="0011f63d"/>
    </style:style>
    <style:style style:name="P6" style:family="paragraph" style:parent-style-name="Standard">
      <style:text-properties officeooo:rsid="0013bdc4" officeooo:paragraph-rsid="00142924"/>
    </style:style>
    <style:style style:name="P7" style:family="paragraph" style:parent-style-name="Standard">
      <style:text-properties officeooo:rsid="0013bdc4" officeooo:paragraph-rsid="00127e51"/>
    </style:style>
    <style:style style:name="P8" style:family="paragraph" style:parent-style-name="Standard">
      <style:text-properties officeooo:rsid="00186d25" officeooo:paragraph-rsid="0011f63d"/>
    </style:style>
    <style:style style:name="P9" style:family="paragraph" style:parent-style-name="Standard">
      <style:text-properties officeooo:rsid="00142924" officeooo:paragraph-rsid="00142924"/>
    </style:style>
    <style:style style:name="P10" style:family="paragraph" style:parent-style-name="Standard">
      <style:text-properties officeooo:rsid="0015571d" officeooo:paragraph-rsid="00142924"/>
    </style:style>
    <style:style style:name="P11" style:family="paragraph" style:parent-style-name="Standard">
      <style:paragraph-properties fo:break-before="page"/>
      <style:text-properties officeooo:rsid="0011f63d" officeooo:paragraph-rsid="0011f63d"/>
    </style:style>
    <style:style style:name="P12" style:family="paragraph" style:parent-style-name="Standard">
      <style:text-properties officeooo:rsid="0011f63d" officeooo:paragraph-rsid="0011f63d"/>
    </style:style>
    <style:style style:name="P13" style:family="paragraph" style:parent-style-name="Standard">
      <style:text-properties officeooo:paragraph-rsid="0020a26a"/>
    </style:style>
    <style:style style:name="P14" style:family="paragraph" style:parent-style-name="Standard">
      <style:paragraph-properties fo:break-before="page"/>
      <style:text-properties officeooo:rsid="0011f63d" officeooo:paragraph-rsid="0011f63d"/>
    </style:style>
    <style:style style:name="P15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1f63d"/>
    </style:style>
    <style:style style:name="T2" style:family="text">
      <style:text-properties officeooo:rsid="00127e51"/>
    </style:style>
    <style:style style:name="T3" style:family="text">
      <style:text-properties officeooo:rsid="0012d87e"/>
    </style:style>
    <style:style style:name="T4" style:family="text">
      <style:text-properties officeooo:rsid="0013bdc4"/>
    </style:style>
    <style:style style:name="T5" style:family="text">
      <style:text-properties officeooo:rsid="0015571d"/>
    </style:style>
    <style:style style:name="T6" style:family="text">
      <style:text-properties officeooo:rsid="001a1919"/>
    </style:style>
    <style:style style:name="T7" style:family="text">
      <style:text-properties officeooo:rsid="001ecb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linuxmuster.net<text:line-break/>Graphic Style<text:span text:style-name="T7">s</text:span>heet</text:h>
      <text:p text:style-name="Standard">All graphics/sketches were realized with LibreOffice. In order to achieve a uniform image in the entire documentation and also in presentations, these specifications are to be implemented.</text:p>
      <text:p text:style-name="Standard"/>
      <text:p text:style-name="Standard">Used free graphics libraries are:</text:p>
      <text:p text:style-name="Standard"/>
      <text:p text:style-name="P1">VRT <text:span text:style-name="T7">Systems</text:span></text:p>
      <text:p text:style-name="Standard"/>
      <text:p text:style-name="Standard">- VRT Clients &amp; Peripherals</text:p>
      <text:p text:style-name="Standard">- VRT Energy Management</text:p>
      <text:p text:style-name="Standard">- VRT Industrial Automation</text:p>
      <text:p text:style-name="Standard">- VRT Network &amp; Communications</text:p>
      <text:p text:style-name="Standard">- VRT Servers</text:p>
      <text:p text:style-name="Standard"/>
      <text:p text:style-name="Standard">Quelle: <text:a xlink:type="simple" xlink:href="https://www.vrt.com.au/downloads/vrt-network-equipment" text:style-name="Internet_20_link" text:visited-style-name="Visited_20_Internet_20_Link">https://www.vrt.com.au/downloads/vrt-network-equipment</text:a></text:p>
      <text:p text:style-name="P13">Lizenz: CC BY-SA 3.0 <text:a xlink:type="simple" xlink:href="https://creativecommons.org/licenses/by-sa/3.0/" text:style-name="Internet_20_link" text:visited-style-name="Visited_20_Internet_20_Link">Creative Commons Attribute-ShareAlike</text:a></text:p>
      <text:p text:style-name="Standard"/>
      <text:p text:style-name="P1">linuxmuster.net</text:p>
      <text:p text:style-name="Standard"/>
      <text:p text:style-name="Standard">- The symbols designed by <text:span text:style-name="T7">linuxmuster.net</text:span></text:p>
      <text:p text:style-name="Standard">- Customized VRT icons to display the linuxmuster.net server and firewall</text:p>
      <text:p text:style-name="P1"/>
      <text:p text:style-name="P13"><text:span text:style-name="T1">Lizenz: </text:span>CC BY-SA 3.0<text:span text:style-name="T1"> </text:span><text:a xlink:type="simple" xlink:href="https://creativecommons.org/licenses/by-sa/3.0/" text:style-name="Internet_20_link" text:visited-style-name="Visited_20_Internet_20_Link"><text:span text:style-name="T1">Creative Commons Attribute-ShareAlike</text:span></text:a></text:p>
      <text:p text:style-name="P1">The following formatting should be the standard for drawings:</text:p>
      <text:p text:style-name="P1"/>
      <text:p text:style-name="P1">Drawing:</text:p>
      <text:p text:style-name="P1"><text:tab/>Size: 17cm x 17cm</text:p>
      <text:p text:style-name="P1"/>
      <text:p text:style-name="P1">Display logical relationships:</text:p>
      <text:p text:style-name="P1"/>
      <text:p text:style-name="P1">Texts, Lines</text:p>
      <text:p text:style-name="P1"><text:tab/>colors</text:p>
      <text:p text:style-name="P1"><text:tab/><text:tab/>Intranet: Green (39b54a)</text:p>
      <text:p text:style-name="P1"><text:tab/><text:tab/>Internet:<text:tab/>Red (ed1c24)</text:p>
      <text:p text:style-name="P1"><text:tab/><text:tab/>Virtual: Grey (999999)</text:p>
      <text:p text:style-name="P1"><text:tab/><text:tab/>DMZ: Orange ()</text:p>
      <text:p text:style-name="P1"><text:tab/><text:tab/>WLAN: Blue () or purple ()</text:p>
      <text:p text:style-name="P1"/>
      <text:p text:style-name="P1">Summary of groups</text:p>
      <text:p text:style-name="P1"><text:tab/>Rectangle with rounded corners</text:p>
      <text:p text:style-name="P1"><text:tab/><text:tab/>Control point 1 X: 0.33 cm</text:p>
      <text:p text:style-name="P1"><text:tab/><text:tab/>Line Style: Dashed</text:p>
      <text:p text:style-name="P1"/>
      <text:p text:style-name="P1">Connections:</text:p>
      <text:p text:style-name="P1"><text:tab/><text:tab/>Width: 1.5 pt</text:p>
      <text:p text:style-name="P1"><text:tab/><text:tab/>Line styles:</text:p>
      <text:p text:style-name="P1"><text:tab/><text:tab/><text:tab/>real connections: Continuous</text:p>
      <text:p text:style-name="P1"><text:tab/><text:tab/><text:tab/>virtual connections: Dashed</text:p>
      <text:p text:style-name="P1"/>
      <text:p text:style-name="P1"><text:soft-page-break/></text:p>
      <text:p text:style-name="P1">Writing:</text:p>
      <text:p text:style-name="P1"><text:tab/>Font:</text:p>
      <text:p text:style-name="P1"><text:tab/><text:tab/>Titillium Web</text:p>
      <text:p text:style-name="P1"><text:tab/><text:tab/>Size: 10</text:p>
      <text:p text:style-name="P1"/>
      <text:p text:style-name="P1">Export for use in readthedocs: png</text:p>
      <text:p text:style-name="P1"><text:tab/>Resolution: 150 dpi</text:p>
      <text:p text:style-name="P1"><text:tab/>Compression: 1</text:p>
      <text:p text:style-name="P1"><text:tab/>Mode: Interlaced no</text:p>
      <text:p text:style-name="P1"><text:tab/>Drawing objects: Transparency yes</text:p>
      <text:p text:style-name="P11"/>
      <text:h text:style-name="P15" text:outline-level="1">linuxmuster.net<text:line-break/><text:span text:style-name="T7">Formatvorlage der Grafiken</text:span></text:h>
      <text:p text:style-name="Standard">Alle Grafiken/Skizzen wurden mit LibreOffice umgesetzt. Um ein einheitliches Bild in der gesamten Dokumentation bzw. auch bei Präsentationen zu e<text:span text:style-name="T1">r</text:span>reichen, <text:span text:style-name="T1">sollen diese Vorgaben umgesetzt werden.</text:span></text:p>
      <text:p text:style-name="Standard"/>
      <text:p text:style-name="Standard">Verwendete freie Grafik-Bibliotheken sind:</text:p>
      <text:p text:style-name="Standard"/>
      <text:p text:style-name="P1">VRT <text:span text:style-name="T7">Systems</text:span></text:p>
      <text:p text:style-name="Standard"/>
      <text:p text:style-name="Standard">- VRT Clients &amp; Peripherals</text:p>
      <text:p text:style-name="Standard">- VRT Energy Management</text:p>
      <text:p text:style-name="Standard">- VRT Industrial Automation</text:p>
      <text:p text:style-name="Standard">- VRT Network &amp; Communications</text:p>
      <text:p text:style-name="Standard">- VRT Servers</text:p>
      <text:p text:style-name="Standard"/>
      <text:p text:style-name="Standard">Quelle: <text:a xlink:type="simple" xlink:href="https://www.vrt.com.au/downloads/vrt-network-equipment" text:style-name="Internet_20_link" text:visited-style-name="Visited_20_Internet_20_Link">https://www.vrt.com.au/downloads/vrt-network-equipment</text:a></text:p>
      <text:p text:style-name="Standard">Lizenz: <text:a xlink:type="simple" xlink:href="https://creativecommons.org/licenses/by-sa/3.0/" text:style-name="Internet_20_link" text:visited-style-name="Visited_20_Internet_20_Link">Creative Commons Attribute-ShareAlike</text:a></text:p>
      <text:p text:style-name="Standard"/>
      <text:p text:style-name="P1">linuxmuster.net</text:p>
      <text:p text:style-name="P1"/>
      <text:p text:style-name="P1">- Die vom Verein gestalteten Symbole</text:p>
      <text:p text:style-name="P1">- Angepasste <text:span text:style-name="T6">VRT-</text:span>Symbole <text:span text:style-name="T6">um</text:span> den linuxmuster.net Server und Firewall <text:span text:style-name="T4">darzustellen</text:span></text:p>
      <text:p text:style-name="P1"/>
      <text:p text:style-name="P1">Lizenz: <text:a xlink:type="simple" xlink:href="https://creativecommons.org/licenses/by-sa/3.0/" text:style-name="Internet_20_link" text:visited-style-name="Visited_20_Internet_20_Link">Creative Commons Attribute-ShareAlike</text:a></text:p>
      <text:p text:style-name="P1"/>
      <text:p text:style-name="P1">Folgende Formatierung soll der Standard für Zeichnungen sein:</text:p>
      <text:p text:style-name="P1"/>
      <text:p text:style-name="P1">Zeichnung:</text:p>
      <text:p text:style-name="P1"><text:tab/>Größe: 17cm x 17cm</text:p>
      <text:p text:style-name="P1"/>
      <text:p text:style-name="P3"><text:span text:style-name="T4">L</text:span>ogische Zusammenhänge<text:span text:style-name="T4"> </text:span>darstellen:</text:p>
      <text:p text:style-name="P2"/>
      <text:p text:style-name="P6">Texte, Linien</text:p>
      <text:p text:style-name="P3"><text:tab/>Farben</text:p>
      <text:p text:style-name="P3"><text:tab/><text:tab/>Intranet:<text:tab/>Grün (39b54a)</text:p>
      <text:p text:style-name="P1"><text:tab/><text:tab/>Internet:<text:tab/>Rot (ed1c24<text:span text:style-name="T2">)</text:span></text:p>
      <text:p text:style-name="P5"><text:tab/><text:tab/>Virtuell:<text:tab/>Grau (999999)</text:p>
      <text:p text:style-name="P8"><text:tab/><text:tab/>DMZ:<text:tab/>Orange ()</text:p>
      <text:p text:style-name="P8"><text:tab/><text:tab/>WLAN:<text:tab/>Blau () bzw. Violett ()</text:p>
      <text:p text:style-name="P3"/>
      <text:p text:style-name="P6">Zusammenfassung zu Gruppen</text:p>
      <text:p text:style-name="P9"><text:tab/>Rechteck mit abgerundeten Ecken</text:p>
      <text:p text:style-name="P9"><text:tab/><text:tab/>Kontrollpunkt 1 X: 0,33 cm</text:p>
      <text:p text:style-name="P10"><text:tab/><text:tab/>Linienstil: Gestrichelt</text:p>
      <text:p text:style-name="P3"/>
      <text:p text:style-name="P1"><text:span text:style-name="T4">Verbindungen</text:span>:</text:p>
      <text:p text:style-name="P1"><text:tab/><text:tab/>Breite: 1,5 pt</text:p>
      <text:p text:style-name="P4"><text:tab/><text:tab/>Linienstile:</text:p>
      <text:p text:style-name="P4"><text:soft-page-break/><text:tab/><text:tab/><text:tab/>reale Verbindungen: Durchgängig</text:p>
      <text:p text:style-name="P4"><text:tab/><text:tab/><text:tab/>virtuelle Verbindungen: Gestrichelt</text:p>
      <text:p text:style-name="P1"/>
      <text:p text:style-name="P11"/>
      <text:p text:style-name="P1">Schrift:</text:p>
      <text:p text:style-name="P1"><text:tab/>Schriftart:<text:line-break/><text:tab/><text:tab/>Titil<text:span text:style-name="T5">l</text:span>ium Web<text:line-break/><text:tab/><text:tab/>Größe: 10</text:p>
      <text:p text:style-name="P1"/>
      <text:p text:style-name="P4">Export für die Verwendung in readthedocs: <text:span text:style-name="T3">png</text:span></text:p>
      <text:p text:style-name="P4"><text:tab/>Auflösung: <text:span text:style-name="T3">150</text:span> dpi</text:p>
      <text:p text:style-name="P7"><text:tab/>Kompression: 1</text:p>
      <text:p text:style-name="P4"><text:tab/>Modus: Interlaced <text:span text:style-name="T5">nein</text:span></text:p>
      <text:p text:style-name="P4"><text:tab/>Zeichnungsobjekte: <text:span text:style-name="T5">Transparenz</text:span> <text:span text:style-name="T5">j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rsten Koslowski</meta:initial-creator>
    <meta:creation-date>2018-11-30T07:09:39.934320825</meta:creation-date>
    <dc:date>2019-01-31T09:57:35.361082071</dc:date>
    <dc:creator>Thorsten Koslowski</dc:creator>
    <meta:editing-duration>PT6H45M28S</meta:editing-duration>
    <meta:editing-cycles>6</meta:editing-cycles>
    <meta:generator>LibreOffice/6.0.7.3$Linux_X86_64 LibreOffice_project/dc89aa7a9eabfd848af146d5086077aeed2ae4a5</meta:generator>
    <meta:document-statistic meta:table-count="0" meta:image-count="0" meta:object-count="0" meta:page-count="5" meta:paragraph-count="86" meta:word-count="351" meta:character-count="2674" meta:non-whitespace-character-count="2337"/>
  </office:meta>
</office:document-meta>
</file>